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081fd" officeooo:paragraph-rsid="00120c0c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paragraph-rsid="00178892"/>
    </style:style>
    <style:style style:name="P4" style:family="paragraph" style:parent-style-name="Text_20_body">
      <style:paragraph-properties fo:text-align="justify" style:justify-single-word="false"/>
      <style:text-properties officeooo:rsid="00120c0c" officeooo:paragraph-rsid="00120c0c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78892" officeooo:paragraph-rsid="00178892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86866" officeooo:paragraph-rsid="00186866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92bc0" officeooo:paragraph-rsid="00192bc0"/>
    </style:style>
    <style:style style:name="P8" style:family="paragraph" style:parent-style-name="Text_20_body">
      <style:paragraph-properties fo:text-align="justify" style:justify-single-word="false" fo:break-before="page"/>
      <style:text-properties officeooo:rsid="00178892" officeooo:paragraph-rsid="00178892"/>
    </style:style>
    <style:style style:name="T1" style:family="text">
      <style:text-properties officeooo:rsid="00120c0c"/>
    </style:style>
    <style:style style:name="T2" style:family="text">
      <style:text-properties officeooo:rsid="00123946"/>
    </style:style>
    <style:style style:name="T3" style:family="text">
      <style:text-properties officeooo:rsid="00178892"/>
    </style:style>
    <style:style style:name="T4" style:family="text">
      <style:text-properties officeooo:rsid="00192bc0"/>
    </style:style>
    <style:style style:name="T5" style:family="text">
      <style:text-properties officeooo:rsid="001a05bf"/>
    </style:style>
    <style:style style:name="T6" style:family="text">
      <style:text-properties officeooo:rsid="001c8a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el pracy</text:h>
      <text:p text:style-name="P2"><text:bookmark-start text:name="__DdeLink__0_1207456148"/><text:span text:style-name="T1">Celem pracy jest przygotowanie o</text:span>pis<text:span text:style-name="T1">u</text:span> obiegu dokumentów w Inspektoracie Nadzoru Budowlanego, ze szczególnym uwzględnieniem postępowania administracyjnego z zakresu udzielania pozwoleń na użytkowanie. Informacje zawarte w projekcie, znajdują odzwierciedlenie w <text:span text:style-name="T1">U</text:span>stawie z dnia 7 VII 1994 r., Prawo Budowlane <text:span text:style-name="T1">(tekst jednolity: Dz. U. z 2016 r. poz. 290, 961, 1165, 1250)</text:span> oraz w <text:span text:style-name="T1">K</text:span>odeksie <text:span text:style-name="T1">P</text:span>ostępowania <text:span text:style-name="T1">A</text:span>dministracyjnego <text:span text:style-name="T1">(tekst jednolity: Dz. U. z 2016 r. poz. 23, 868, 996, 1579)</text:span>. Projekt zawiera elementy wykraczające poza system prawny obowiązujący w Polsce, wynikające z doświadczenia zawodowego Autorki pracy. Opracowany model może zostać zastosowany do optymalizacji obiegu dokumentacji <text:span text:style-name="T1">w jednostkach administracyjnych tego typu. </text:span></text:p>
      <text:p text:style-name="P4">Modele wykorzystane w poniższej pracy, zostały przygotowanie za pomocą oprogramowania Visual Paradigm <text:span text:style-name="T2">w wersji 13.2.</text:span><text:bookmark-end text:name="__DdeLink__0_1207456148"/></text:p>
      <text:p text:style-name="P8">Reguły</text:p>
      <text:list xml:id="list20609801938520298" text:style-name="L1">
        <text:list-item>
          <text:p text:style-name="P3"><text:span text:style-name="T3"><text:s/>Wniosek musi przybrać formę pisemną.</text:span></text:p>
        </text:list-item>
        <text:list-item>
          <text:p text:style-name="P7">Wniosek musi być złożony przez co najmniej jednego klienta <text:span text:style-name="T6">bądź pełnomocnika.</text:span></text:p>
        </text:list-item>
        <text:list-item>
          <text:p text:style-name="P7">Każdy klient, składający wniosek, musi wskazać dane do korespondencji.</text:p>
        </text:list-item>
        <text:list-item>
          <text:p text:style-name="P5">Wniosek musi być podpisany przez co najmniej jednego składającego.</text:p>
        </text:list-item>
        <text:list-item>
          <text:p text:style-name="P5">Wniosek musi zostać opatrzony dwiema pieczęciami <text:span text:style-name="T4">tj. wpływu i dekretacyjną</text:span>.</text:p>
        </text:list-item>
        <text:list-item>
          <text:p text:style-name="P5">Pełnomocnik nie może reprezentować wnioskodawcy bez okazania oryginału pełnomocnictwa oraz opłaty skarbowej. </text:p>
        </text:list-item>
        <text:list-item>
          <text:p text:style-name="P5">Klient może złożyć wniosek w formie elektronicznej tylko jeżeli posiada konto na platformie E-puap albo podpis kwalifikowany,</text:p>
        </text:list-item>
        <text:list-item>
          <text:p text:style-name="P5">Adwokaci, radcy prawni oraz osoby w pierwszej linii pokrewieństwa z klientem nie muszą uiszczać opłaty skarbowej.</text:p>
        </text:list-item>
        <text:list-item>
          <text:p text:style-name="P6">Wnioski z zakresu zawiadomienia o zamierzonym terminie rozpoczęcia robót, zawiadomienia o zakończeniu budowy oraz pozwolenia na użytkowanie nie mogą być przyjęte, jeżeli nie zawierają odpowiednich załączników.</text:p>
        </text:list-item>
        <text:list-item>
          <text:p text:style-name="P6">Wniosek musi zostać uznany za priorytetowy, jeżeli organ odwoławczy, bądź sąd, wyznaczy krótki termin rozpatrzenia. </text:p>
        </text:list-item>
        <text:list-item>
          <text:p text:style-name="P6">Wniosek musi zostać przekazany zgodnie z właściwością, jeżeli organ nie jest właściwym do jego rozpatrzenia.</text:p>
        </text:list-item>
        <text:list-item>
          <text:p text:style-name="P7">Przyjęty wniosek może inicjować sprawy albo może być przydzielony do sprawy już istniejącej.</text:p>
        </text:list-item>
        <text:list-item>
          <text:p text:style-name="P7"><text:s/><text:span text:style-name="T5">Klient może udzielić <text:s/>pełnomocnictwa do reprezentowania przed organem w sprawie danego wniosku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1:30:36.422547058</meta:creation-date>
    <dc:date>2017-04-18T23:09:12.230097855</dc:date>
    <meta:editing-duration>P6DT9M39S</meta:editing-duration>
    <meta:editing-cycles>2</meta:editing-cycles>
    <meta:generator>LibreOffice/5.1.6.2.0$Linux_X86_64 LibreOffice_project/10m0$Build-2</meta:generator>
    <meta:document-statistic meta:table-count="0" meta:image-count="0" meta:object-count="0" meta:page-count="2" meta:paragraph-count="17" meta:word-count="298" meta:character-count="2183" meta:non-whitespace-character-count="1909"/>
  </office:meta>
</office:document-meta>
</file>